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8.07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 style:list-style-name="L1">
      <style:graphic-properties draw:textarea-vertical-align="top" fo:min-height="14.488cm"/>
    </style:style>
    <style:style style:name="pr6" style:family="presentation" style:parent-style-name="Default-title" style:list-style-name="L1">
      <style:graphic-properties draw:textarea-vertical-align="top" fo:min-height="14.178cm"/>
    </style:style>
    <style:style style:name="pr7" style:family="presentation" style:parent-style-name="Default-title" style:list-style-name="L1">
      <style:graphic-properties draw:textarea-vertical-align="top" fo:min-height="14.178cm"/>
    </style:style>
    <style:style style:name="pr8" style:family="presentation" style:parent-style-name="Default-title" style:list-style-name="L1">
      <style:graphic-properties draw:textarea-vertical-align="top" fo:min-height="14.178cm"/>
    </style:style>
    <style:style style:name="pr9" style:family="presentation" style:parent-style-name="Default-title" style:list-style-name="L1">
      <style:graphic-properties draw:textarea-vertical-align="top" fo:min-height="14.178cm"/>
    </style:style>
    <style:style style:name="pr10" style:family="presentation" style:parent-style-name="Default-title" style:list-style-name="L1">
      <style:graphic-properties draw:textarea-vertical-align="top" fo:min-height="14.178cm"/>
    </style:style>
    <style:style style:name="pr11" style:family="presentation" style:parent-style-name="Default-title" style:list-style-name="L1">
      <style:graphic-properties draw:textarea-vertical-align="top" fo:min-height="14.178cm"/>
    </style:style>
    <style:style style:name="pr12" style:family="presentation" style:parent-style-name="Default-title" style:list-style-name="L1">
      <style:graphic-properties draw:textarea-vertical-align="top" fo:min-height="14.178cm"/>
    </style:style>
    <style:style style:name="pr13" style:family="presentation" style:parent-style-name="Default-title" style:list-style-name="L1">
      <style:graphic-properties draw:textarea-vertical-align="top" fo:min-height="14.178cm"/>
    </style:style>
    <style:style style:name="pr14" style:family="presentation" style:parent-style-name="Default-title" style:list-style-name="L1">
      <style:graphic-properties draw:textarea-vertical-align="top" fo:min-height="14.178cm"/>
    </style:style>
    <style:style style:name="pr15" style:family="presentation" style:parent-style-name="Default-title" style:list-style-name="L1">
      <style:graphic-properties draw:textarea-vertical-align="top" fo:min-height="14.178cm"/>
    </style:style>
    <style:style style:name="pr16" style:family="presentation" style:parent-style-name="Default-title" style:list-style-name="L1">
      <style:graphic-properties draw:textarea-vertical-align="top" fo:min-height="14.178cm"/>
    </style:style>
    <style:style style:name="pr17" style:family="presentation" style:parent-style-name="Default-title" style:list-style-name="L1">
      <style:graphic-properties draw:textarea-vertical-align="top" fo:min-height="14.178cm"/>
    </style:style>
    <style:style style:name="pr18" style:family="presentation" style:parent-style-name="Default-title" style:list-style-name="L1">
      <style:graphic-properties draw:textarea-vertical-align="top" fo:min-height="14.178cm"/>
    </style:style>
    <style:style style:name="pr19" style:family="presentation" style:parent-style-name="Default-title" style:list-style-name="L1">
      <style:graphic-properties draw:textarea-vertical-align="top" fo:min-height="18.439cm"/>
    </style:style>
    <style:style style:name="pr20" style:family="presentation" style:parent-style-name="Default-title" style:list-style-name="L1">
      <style:graphic-properties draw:textarea-vertical-align="top" fo:min-height="18.439cm"/>
    </style:style>
    <style:style style:name="pr21" style:family="presentation" style:parent-style-name="Default-title" style:list-style-name="L1">
      <style:graphic-properties draw:textarea-vertical-align="top" fo:min-height="18.439cm"/>
    </style:style>
    <style:style style:name="pr22" style:family="presentation" style:parent-style-name="Default-title" style:list-style-name="L1">
      <style:graphic-properties draw:textarea-vertical-align="top" fo:min-height="18.439cm"/>
    </style:style>
    <style:style style:name="pr23" style:family="presentation" style:parent-style-name="Default-title" style:list-style-name="L1">
      <style:graphic-properties draw:textarea-vertical-align="top" fo:min-height="18.439cm"/>
    </style:style>
    <style:style style:name="pr24" style:family="presentation" style:parent-style-name="Default-title" style:list-style-name="L1">
      <style:graphic-properties draw:textarea-vertical-align="top" fo:min-height="14.178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2pt" style:font-size-asian="32pt" style:font-size-complex="32pt"/>
    </style:style>
    <style:style style:name="T3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8.071cm" svg:x="0.6cm" svg:y="6.555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1"><text:line-break/></text:span><text:span text:style-name="T2">Michel Blancard</text:span><text:span text:style-name="T2"><text:line-break/></text:span><text:span text:style-name="T2">p7@michelblancard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Objectifs pédagogiqu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A la fin de ce cours :</text:span><text:span text:style-name="T2"><text:line-break/></text:span><text:span text:style-name="T2"><text:line-break/></text:span><text:span text:style-name="T2">- vous saurez ce qu’est la programmation</text:span><text:span text:style-name="T2"><text:line-break/></text:span><text:span text:style-name="T2"><text:line-break/></text:span><text:span text:style-name="T2">- vous ne saurez pas </text:span><text:span text:style-name="T3">bien</text:span><text:span text:style-name="T2"> programmer, mais vous saurez dans quelle direction aller pour </text:span><text:span text:style-name="T3">améliorer</text:span><text:span text:style-name="T2"> votre pratique</text:span><text:span text:style-name="T2"><text:line-break/></text:span><text:span text:style-name="T2"><text:line-break/></text:span><text:span text:style-name="T2">- vous aurez un vernis sur quelques enjeux sociétaux relatifs au numér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Structure du cour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Pour chaque séance :</text:span><text:span text:style-name="T2"><text:line-break/></text:span><text:span text:style-name="T2"><text:line-break/></text:span><text:span text:style-name="T2">1. Exposé d’un groupe (10-20mn)</text:span><text:span text:style-name="T2"><text:line-break/></text:span><text:span text:style-name="T2"><text:line-break/></text:span><text:span text:style-name="T2">2. Introduction sur un thème technique ou un enjeux du numérique (20-30mn)</text:span><text:span text:style-name="T2"><text:line-break/></text:span><text:span text:style-name="T2"><text:line-break/></text:span><text:span text:style-name="T2">3. Travaux sur machi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Plan des séanc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1. Structures de données (technique)</text:span><text:span text:style-name="T2"><text:line-break/></text:span><text:span text:style-name="T2">2. Modèles économiques du numérique</text:span><text:span text:style-name="T2"><text:line-break/></text:span><text:span text:style-name="T2">3. Informatique et démocratie</text:span><text:span text:style-name="T2"><text:line-break/></text:span><text:span text:style-name="T2">4. Intelligence artificielle</text:span><text:span text:style-name="T2"><text:line-break/></text:span><text:span text:style-name="T2">5. Droit du numérique</text:span><text:span text:style-name="T2"><text:line-break/></text:span><text:span text:style-name="T2">6. Contrôle de version avec Git (technique)</text:span><text:span text:style-name="T2"><text:line-break/></text:span><text:span text:style-name="T2">7. Informatique en entreprise</text:span><text:span text:style-name="T2"><text:line-break/></text:span><text:span text:style-name="T2">8. Méthodes de développement logiciel</text:span><text:span text:style-name="T2"><text:line-break/></text:span><text:span text:style-name="T2">9. Métiers de l’informatique</text:span><text:span text:style-name="T2"><text:line-break/></text:span><text:span text:style-name="T2">10. (à défini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Evalu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(à définir d’ici 2-3 semaines)</text:span><text:span text:style-name="T2"><text:line-break/></text:span><text:span text:style-name="T2"><text:line-break/></text:span><text:span text:style-name="T2"><text:line-break/></text:span><text:span text:style-name="T2">- 25 % assiduité</text:span><text:span text:style-name="T2"><text:line-break/></text:span><text:span text:style-name="T2">- 25 % exposé</text:span><text:span text:style-name="T2"><text:line-break/></text:span><text:span text:style-name="T2">- 25 % résultat des TD</text:span><text:span text:style-name="T2"><text:line-break/></text:span><text:span text:style-name="T2">- 25 % participation aux TD</text:span><text:span text:style-name="T2"><text:line-break/></text:span><text:span text:style-name="T2">- (25 % contrôle de connaissa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Structures de données</text:span></text:p>
          </draw:text-box>
        </draw:frame>
        <draw:frame presentation:style-name="pr5" draw:text-style-name="P4" draw:layer="layout" svg:width="26.599cm" svg:height="14.488cm" svg:x="0.701cm" svg:y="4.364cm" presentation:class="title" presentation:user-transformed="true">
          <draw:text-box>
            <text:p text:style-name="P3"><text:span text:style-name="T2">1. Nombre</text:span><text:span text:style-name="T2"><text:line-break/></text:span><text:span text:style-name="T2"><text:line-break/></text:span><text:span text:style-name="T2">2. Chaîne de caractères</text:span><text:span text:style-name="T2"><text:line-break/></text:span><text:span text:style-name="T2"><text:line-break/></text:span><text:span text:style-name="T2">3. Dictionnaire</text:span><text:span text:style-name="T2"><text:line-break/></text:span><text:span text:style-name="T2"><text:line-break/></text:span><text:span text:style-name="T2">4. Liste</text:span><text:span text:style-name="T2"><text:line-break/></text:span><text:span text:style-name="T2"><text:line-break/></text:span><text:span text:style-name="T2">5. Tuple</text:span><text:span text:style-name="T2"><text:line-break/></text:span><text:span text:style-name="T2"><text:line-break/></text:span><text:span text:style-name="T2">6.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nombres</text:span></text:p>
          </draw:text-box>
        </draw:frame>
        <draw:frame presentation:style-name="pr6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42</text:span><text:span text:style-name="T2"><text:line-break/></text:span><text:span text:style-name="T2">-5</text:span><text:span text:style-name="T2"><text:line-break/></text:span><text:span text:style-name="T2">0</text:span><text:span text:style-name="T2"><text:line-break/></text:span><text:span text:style-name="T2">65183421568423213586543213598231586468</text:span><text:span text:style-name="T2"><text:line-break/></text:span><text:span text:style-name="T2">6.0487</text:span><text:span text:style-name="T2"><text:line-break/></text:span><text:span text:style-name="T2">True</text:span><text:span text:style-name="T2"><text:line-break/></text:span><text:span text:style-name="T2">False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nombres</text:span></text:p>
          </draw:text-box>
        </draw:frame>
        <draw:frame presentation:style-name="pr7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42 * 54</text:span><text:span text:style-name="T2"><text:line-break/></text:span><text:span text:style-name="T2">-5 + 12</text:span><text:span text:style-name="T2"><text:line-break/></text:span><text:span text:style-name="T2">8.3 / 5.8</text:span><text:span text:style-name="T2"><text:line-break/></text:span><text:span text:style-name="T2"><text:line-break/></text:span><text:span text:style-name="T2">True and False</text:span><text:span text:style-name="T2"><text:line-break/></text:span><text:span text:style-name="T2">True or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Chaînes de caractères</text:span></text:p>
          </draw:text-box>
        </draw:frame>
        <draw:frame presentation:style-name="pr8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"Ce texte"</text:span><text:span text:style-name="T2"><text:line-break/></text:span><text:span text:style-name="T2">'Celui là aussi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Chaînes de caractères</text:span></text:p>
          </draw:text-box>
        </draw:frame>
        <draw:frame presentation:style-name="pr9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"Ce texte" + 'Celui là aussi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0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1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"vert": "Couleur d’un arbre" ,</text:span><text:span text:style-name="T2"><text:line-break/></text:span><text:span text:style-name="T2"> <text:s text:c="3"/>"rouge" : "Couleur d’un rubis",</text:span><text:span text:style-name="T2"><text:line-break/></text:span><text:span text:style-name="T2"> <text:s text:c="3"/>"bleu" : "Couleur du ciel"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1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2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8: "Lever" ,</text:span><text:span text:style-name="T2"><text:line-break/></text:span><text:span text:style-name="T2"> <text:s text:c="3"/>9 : "Cours de botanique",</text:span><text:span text:style-name="T2"><text:line-break/></text:span><text:span text:style-name="T2"> <text:s text:c="3"/>12 : "Déjeuner",</text:span><text:span text:style-name="T2"><text:line-break/></text:span><text:span text:style-name="T2"> <text:s text:c="3"/>14 : "Cours de programmation",</text:span><text:span text:style-name="T2"><text:line-break/></text:span><text:span text:style-name="T2"> <text:s text:c="3"/>18 : "RDV chez le dentiste"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2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 3 :</text:span><text:span text:style-name="T2"><text:line-break/></text:span><text:span text:style-name="T2"><text:line-break/></text:span><text:span text:style-name="T2">{</text:span><text:span text:style-name="T2"><text:line-break/></text:span><text:span text:style-name="T2"> <text:s text:c="3"/>"nom": "Poirot" ,</text:span><text:span text:style-name="T2"><text:line-break/></text:span><text:span text:style-name="T2"> <text:s text:c="3"/>"prénom": "Hercule",</text:span><text:span text:style-name="T2"><text:line-break/></text:span><text:span text:style-name="T2"> <text:s text:c="3"/>"profession": "détective",</text:span><text:span text:style-name="T2"><text:line-break/></text:span><text:span text:style-name="T2"> <text:s text:c="3"/>"nationalité": "Belge",</text:span><text:span text:style-name="T2"><text:line-break/></text:span><text:span text:style-name="T2"> <text:s text:c="3"/>"age" : 45,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Dictionnaire</text:span></text:p>
          </draw:text-box>
        </draw:frame>
        <draw:frame presentation:style-name="pr13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<text:line-break/></text:span><text:span text:style-name="T2">personnage["age"] = 46</text:span><text:span text:style-name="T2"><text:line-break/></text:span><text:span text:style-name="T2">profession = personnage["profession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4. Liste</text:span></text:p>
          </draw:text-box>
        </draw:frame>
        <draw:frame presentation:style-name="pr14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Exemples :</text:span><text:span text:style-name="T2"><text:line-break/></text:span><text:span text:style-name="T2"><text:line-break/></text:span><text:span text:style-name="T2">[1, 1, 2, 3, 5, 8]</text:span><text:span text:style-name="T2"><text:line-break/></text:span><text:span text:style-name="T2">["un", "deux", "trois"]</text:span><text:span text:style-name="T2"><text:line-break/></text:span><text:span text:style-name="T2">[1, 2, "trois"]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4. Liste</text:span></text:p>
          </draw:text-box>
        </draw:frame>
        <draw:frame presentation:style-name="pr15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ma_liste[3] = 5</text:span><text:span text:style-name="T2"><text:line-break/></text:span><text:span text:style-name="T2">troisieme_element = ma_liste[3]</text:span><text:span text:style-name="T2"><text:line-break/></text:span><text:span text:style-name="T2">len(ma_liste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5. Tuple</text:span></text:p>
          </draw:text-box>
        </draw:frame>
        <draw:frame presentation:style-name="pr16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’est une liste qu’on ne peut pas modifier.</text:span><text:span text:style-name="T2"><text:line-break/></text:span><text:span text:style-name="T2"><text:line-break/></text:span><text:span text:style-name="T2">Exemples :</text:span><text:span text:style-name="T2"><text:line-break/></text:span><text:span text:style-name="T2"><text:line-break/></text:span><text:span text:style-name="T2">(1, 1, 2, 3, 5, 8)</text:span><text:span text:style-name="T2"><text:line-break/></text:span><text:span text:style-name="T2">("un", "deux", "trois")</text:span><text:span text:style-name="T2"><text:line-break/></text:span><text:span text:style-name="T2">(1, 2, "trois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5. Tuple</text:span></text:p>
          </draw:text-box>
        </draw:frame>
        <draw:frame presentation:style-name="pr17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Ce qu’on peut faire avec :</text:span><text:span text:style-name="T2"><text:line-break/></text:span><text:span text:style-name="T2"><text:line-break/></text:span><text:span text:style-name="T2">troisieme_element = mon_tuple[3]</text:span><text:span text:style-name="T2"><text:line-break/></text:span><text:span text:style-name="T2">len(mon_tuple)</text:span><text:span text:style-name="T2"><text:line-break/></text:span><text:span text:style-name="T2"><text:line-break/></text:span><text:span text:style-name="T2">mon_tuple[3] = 5 <text:s/># Non !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6. None</text:span></text:p>
          </draw:text-box>
        </draw:frame>
        <draw:frame presentation:style-name="pr18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<text:line-break/></text:span><text:span text:style-name="T2">Quand une procedure ne renvoie aucun résultat, elle renvoie la valeur spéciale ‘None’.</text:span><text:span text:style-name="T2"><text:line-break/></text:span><text:span text:style-name="T2"><text:line-break/></text:span><text:span text:style-name="T2">On ne peut rien faire avec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Résumé</text:span></text:p>
          </draw:text-box>
        </draw:frame>
        <draw:frame presentation:style-name="pr19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{</text:span><text:span text:style-name="T2"><text:line-break/></text:span><text:span text:style-name="T2"> <text:s text:c="3"/>(8, 30) : {</text:span><text:span text:style-name="T2"><text:line-break/></text:span><text:span text:style-name="T2"> <text:s text:c="7"/>"lieu": "chez soi",</text:span><text:span text:style-name="T2"><text:line-break/></text:span><text:span text:style-name="T2"> <text:s text:c="7"/>"commentaire": "Lever",</text:span><text:span text:style-name="T2"><text:line-break/></text:span><text:span text:style-name="T2"> <text:s text:c="3"/>},</text:span><text:span text:style-name="T2"><text:line-break/></text:span><text:span text:style-name="T2"> <text:s text:c="3"/>(9, 0) : {</text:span><text:span text:style-name="T2"><text:line-break/></text:span><text:span text:style-name="T2"> <text:s text:c="7"/>"lieu": "Paris Diderot",</text:span><text:span text:style-name="T2"><text:line-break/></text:span><text:span text:style-name="T2"> <text:s text:c="7"/>"commentaire": "Cours de botanique",</text:span><text:span text:style-name="T2"><text:line-break/></text:span><text:span text:style-name="T2"> <text:s text:c="3"/>},</text:span><text:span text:style-name="T2"><text:line-break/></text:span><text:span text:style-name="T2"> <text:s text:c="3"/>(18, 15) : {</text:span><text:span text:style-name="T2"><text:line-break/></text:span><text:span text:style-name="T2"> <text:s text:c="7"/>"lieu": "5 rue Saint-Jacques, Paris",</text:span><text:span text:style-name="T2"><text:line-break/></text:span><text:span text:style-name="T2"> <text:s text:c="7"/>"commentaire": "RDV chez le dentiste",</text:span><text:span text:style-name="T2"><text:line-break/></text:span><text:span text:style-name="T2"> <text:s text:c="3"/>},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der en python</text:span></text:p>
          </draw:text-box>
        </draw:frame>
        <draw:frame presentation:style-name="pr20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1. Les fonctions</text:span><text:span text:style-name="T2"><text:line-break/></text:span><text:span text:style-name="T2"><text:line-break/></text:span><text:span text:style-name="T2">2. Les tests</text:span><text:span text:style-name="T2"><text:line-break/></text:span><text:span text:style-name="T2"><text:line-break/></text:span><text:span text:style-name="T2">3. Les bouc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Les fonctions</text:span></text:p>
          </draw:text-box>
        </draw:frame>
        <draw:frame presentation:style-name="pr21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<text:line-break/></text:span><text:span text:style-name="T2">def ma_fonction(param) :</text:span><text:span text:style-name="T2"><text:line-break/></text:span><text:span text:style-name="T2"> <text:s text:c="3"/>variable = param + 3</text:span><text:span text:style-name="T2"><text:line-break/></text:span><text:span text:style-name="T2"> <text:s text:c="3"/>return param</text:span><text:span text:style-name="T2"><text:line-break/></text:span><text:span text:style-name="T2"><text:line-break/></text:span><text:span text:style-name="T2"><text:line-break/></text:span><text:span text:style-name="T2">resultat = ma_fonction(param=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2. Les tests</text:span></text:p>
          </draw:text-box>
        </draw:frame>
        <draw:frame presentation:style-name="pr22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ma_variable = 5</text:span><text:span text:style-name="T2"><text:line-break/></text:span><text:span text:style-name="T2"><text:line-break/></text:span><text:span text:style-name="T2">if ma_variable + 12 &lt; 54:</text:span><text:span text:style-name="T2"><text:line-break/></text:span><text:span text:style-name="T2"> <text:s text:c="3"/>print("plus petit")</text:span><text:span text:style-name="T2"><text:line-break/></text:span><text:span text:style-name="T2">else :</text:span><text:span text:style-name="T2"><text:line-break/></text:span><text:span text:style-name="T2"> <text:s text:c="3"/>print("plus grand"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3. Les boucles</text:span></text:p>
          </draw:text-box>
        </draw:frame>
        <draw:frame presentation:style-name="pr23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2"><text:line-break/></text:span><text:span text:style-name="T2"><text:line-break/></text:span><text:span text:style-name="T2">for compteur in range(10):</text:span><text:span text:style-name="T2"><text:line-break/></text:span><text:span text:style-name="T2"> <text:s text:c="3"/>print(compteur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liste_invites = ["Marcel", "Hippolyte", "Berthe"]</text:span><text:span text:style-name="T2"><text:line-break/></text:span><text:span text:style-name="T2">for invite in liste_invites:</text:span><text:span text:style-name="T2"><text:line-break/></text:span><text:span text:style-name="T2"> <text:s text:c="3"/>print("Bienvenu " + invite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RTFM (Read the f*** manual)</text:span></text:p>
          </draw:text-box>
        </draw:frame>
        <draw:frame presentation:style-name="pr24" draw:text-style-name="P4" draw:layer="layout" svg:width="26.599cm" svg:height="14.178cm" svg:x="0.701cm" svg:y="4.364cm" presentation:class="title" presentation:user-transformed="true">
          <draw:text-box>
            <text:p text:style-name="P3"><text:span text:style-name="T2"><text:line-break/></text:span><text:span text:style-name="T2">- Référence python : </text:span><text:span text:style-name="T2"><text:a xlink:href="https://docs.python.org/fr/3/" xlink:type="simple">https://docs.python.org/fr/3/</text:a></text:span><text:span text:style-name="T2"><text:line-break/></text:span><text:span text:style-name="T2"><text:line-break/></text:span><text:span text:style-name="T2">- Google</text:span><text:span text:style-name="T2"><text:line-break/></text:span><text:span text:style-name="T2"><text:line-break/></text:span><text:span text:style-name="T2">- Stack Overflow</text:span><text:span text:style-name="T2"><text:line-break/></text:span><text:span text:style-name="T2"><text:line-break/></text:span><text:span text:style-name="T2">- Lire les erreurs !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1-21T15:11:42.201536767</dc:date>
    <meta:editing-duration>PT1H4M45S</meta:editing-duration>
    <meta:editing-cycles>19</meta:editing-cycles>
    <meta:generator>LibreOffice/6.1.3.2$Linux_X86_64 LibreOffice_project/10$Build-2</meta:generator>
    <meta:document-statistic meta:object-count="120"/>
  </office:meta>
</office:document-meta>
</file>